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50000024F68999A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825cm" svg:height="20.32cm" svg:x="2.156cm" svg:y="0.254cm">
          <draw:image xlink:href="Pictures/10000000000002B50000024F68999A87.png" xlink:type="simple" xlink:show="embed" xlink:actuate="onLoad">
            <text:p/>
          </draw:image>
        </draw:frame>
        <draw:frame draw:style-name="gr2" draw:text-style-name="P2" draw:layer="layout" svg:width="2.465cm" svg:height="1.204cm" svg:x="13.029cm" svg:y="10.042cm">
          <draw:text-box>
            <text:p><text:span text:style-name="T1">(0,0)</text:span></text:p>
          </draw:text-box>
        </draw:frame>
        <draw:frame draw:style-name="gr2" draw:text-style-name="P2" draw:layer="layout" svg:width="4.064cm" svg:height="1.204cm" svg:x="17.508cm" svg:y="9.982cm">
          <draw:text-box>
            <text:p><text:span text:style-name="T1">(1,1)</text:span></text:p>
          </draw:text-box>
        </draw:frame>
        <draw:frame draw:style-name="gr2" draw:text-style-name="P2" draw:layer="layout" svg:width="2.668cm" svg:height="1.204cm" svg:x="22.108cm" svg:y="9.982cm">
          <draw:text-box>
            <text:p><text:span text:style-name="T1">(2,2)</text:span></text:p>
          </draw:text-box>
        </draw:frame>
        <draw:frame draw:style-name="gr2" draw:text-style-name="P2" draw:layer="layout" svg:width="4.064cm" svg:height="1.204cm" svg:x="15.208cm" svg:y="6.082cm">
          <draw:text-box>
            <text:p><text:span text:style-name="T1">(1,0)</text:span></text:p>
          </draw:text-box>
        </draw:frame>
        <draw:frame draw:style-name="gr2" draw:text-style-name="P2" draw:layer="layout" svg:width="4.064cm" svg:height="1.204cm" svg:x="19.808cm" svg:y="6.083cm">
          <draw:text-box>
            <text:p><text:span text:style-name="T1">(2,1)</text:span></text:p>
          </draw:text-box>
        </draw:frame>
        <draw:frame draw:style-name="gr2" draw:text-style-name="P2" draw:layer="layout" svg:width="4.064cm" svg:height="1.204cm" svg:x="17.508cm" svg:y="2.183cm">
          <draw:text-box>
            <text:p><text:span text:style-name="T1">(2,0)</text:span></text:p>
          </draw:text-box>
        </draw:frame>
        <draw:frame draw:style-name="gr2" draw:text-style-name="P2" draw:layer="layout" svg:width="4.064cm" svg:height="1.204cm" svg:x="10.708cm" svg:y="6.083cm">
          <draw:text-box>
            <text:p><text:span text:style-name="T1">(0,-1)</text:span></text:p>
          </draw:text-box>
        </draw:frame>
        <draw:frame draw:style-name="gr2" draw:text-style-name="P2" draw:layer="layout" svg:width="4.064cm" svg:height="1.204cm" svg:x="6.008cm" svg:y="6.083cm">
          <draw:text-box>
            <text:p><text:span text:style-name="T1">(-1,-2)</text:span></text:p>
          </draw:text-box>
        </draw:frame>
        <draw:frame draw:style-name="gr2" draw:text-style-name="P2" draw:layer="layout" svg:width="4.064cm" svg:height="1.204cm" svg:x="8.608cm" svg:y="2.083cm">
          <draw:text-box>
            <text:p><text:span text:style-name="T1">(0,-2)</text:span></text:p>
          </draw:text-box>
        </draw:frame>
        <draw:frame draw:style-name="gr2" draw:text-style-name="P2" draw:layer="layout" svg:width="4.064cm" svg:height="1.204cm" svg:x="12.908cm" svg:y="2.183cm">
          <draw:text-box>
            <text:p><text:span text:style-name="T1">(1,-1)</text:span></text:p>
          </draw:text-box>
        </draw:frame>
        <draw:frame draw:style-name="gr2" draw:text-style-name="P2" draw:layer="layout" svg:width="4.064cm" svg:height="1.204cm" svg:x="8.408cm" svg:y="9.983cm">
          <draw:text-box>
            <text:p><text:span text:style-name="T1">(-1,-1)</text:span></text:p>
          </draw:text-box>
        </draw:frame>
        <draw:frame draw:style-name="gr2" draw:text-style-name="P2" draw:layer="layout" svg:width="4.064cm" svg:height="1.204cm" svg:x="3.608cm" svg:y="9.983cm">
          <draw:text-box>
            <text:p><text:span text:style-name="T1">(-2,-2)</text:span></text:p>
          </draw:text-box>
        </draw:frame>
        <draw:frame draw:style-name="gr2" draw:text-style-name="P2" draw:layer="layout" svg:width="4.064cm" svg:height="1.204cm" svg:x="15.308cm" svg:y="13.983cm">
          <draw:text-box>
            <text:p><text:span text:style-name="T1">(0,1)</text:span></text:p>
          </draw:text-box>
        </draw:frame>
        <draw:frame draw:style-name="gr2" draw:text-style-name="P2" draw:layer="layout" svg:width="4.064cm" svg:height="1.204cm" svg:x="19.908cm" svg:y="13.984cm">
          <draw:text-box>
            <text:p><text:span text:style-name="T1">(1,2)</text:span></text:p>
          </draw:text-box>
        </draw:frame>
        <draw:frame draw:style-name="gr2" draw:text-style-name="P2" draw:layer="layout" svg:width="4.064cm" svg:height="1.204cm" svg:x="15.308cm" svg:y="13.984cm">
          <draw:text-box>
            <text:p><text:span text:style-name="T1">(0,1)</text:span></text:p>
          </draw:text-box>
        </draw:frame>
        <draw:frame draw:style-name="gr2" draw:text-style-name="P2" draw:layer="layout" svg:width="4.064cm" svg:height="1.204cm" svg:x="10.708cm" svg:y="13.985cm">
          <draw:text-box>
            <text:p><text:span text:style-name="T1">(-1,0)</text:span></text:p>
          </draw:text-box>
        </draw:frame>
        <draw:frame draw:style-name="gr2" draw:text-style-name="P2" draw:layer="layout" svg:width="4.064cm" svg:height="1.204cm" svg:x="6.108cm" svg:y="13.985cm">
          <draw:text-box>
            <text:p><text:span text:style-name="T1">(-2,-1)</text:span></text:p>
          </draw:text-box>
        </draw:frame>
        <draw:frame draw:style-name="gr2" draw:text-style-name="P2" draw:layer="layout" svg:width="4.064cm" svg:height="1.204cm" svg:x="17.508cm" svg:y="17.885cm">
          <draw:text-box>
            <text:p><text:span text:style-name="T1">(0,2)</text:span></text:p>
          </draw:text-box>
        </draw:frame>
        <draw:frame draw:style-name="gr2" draw:text-style-name="P2" draw:layer="layout" svg:width="4.064cm" svg:height="1.204cm" svg:x="13.008cm" svg:y="17.785cm">
          <draw:text-box>
            <text:p><text:span text:style-name="T1">(-1,1)</text:span></text:p>
          </draw:text-box>
        </draw:frame>
        <draw:frame draw:style-name="gr2" draw:text-style-name="P2" draw:layer="layout" svg:width="4.064cm" svg:height="1.204cm" svg:x="8.508cm" svg:y="17.885cm">
          <draw:text-box>
            <text:p><text:span text:style-name="T1">(-2,0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825cm" svg:height="20.32cm" svg:x="2.156cm" svg:y="0.254cm">
          <draw:image xlink:href="Pictures/10000000000002B50000024F68999A87.png" xlink:type="simple" xlink:show="embed" xlink:actuate="onLoad">
            <text:p/>
          </draw:image>
        </draw:frame>
        <draw:custom-shape draw:style-name="gr4" draw:text-style-name="P1" draw:layer="layout" svg:width="4.319cm" svg:height="0.346cm" draw:transform="rotate (1.0471975511966) translate (14.049cm 10.574cm)">
          <text:p/>
          <draw:enhanced-geometry svg:viewBox="0 0 21600 21600" draw:text-areas="0 ?f0 ?f5 ?f2" draw:type="right-arrow" draw:modifiers="20150 9112.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319cm" svg:height="0.346cm" draw:transform="rotate (-1.0471975511966) translate (14.349cm 10.603cm)">
          <text:p/>
          <draw:enhanced-geometry svg:viewBox="0 0 21600 21600" draw:text-areas="0 ?f0 ?f5 ?f2" draw:type="right-arrow" draw:modifiers="20150 9112.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3.556cm" svg:height="3.556cm" svg:x="12.346cm" svg:y="8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16.745cm" svg:y="8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21.244cm" svg:y="8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7.843cm" svg:y="8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3.242cm" svg:y="8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14.645cm" svg:y="4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19.044cm" svg:y="4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10.142cm" svg:y="4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5.541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16.944cm" svg:y="0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12.441cm" svg:y="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7.84cm" svg:y="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14.644cm" svg:y="1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19.043cm" svg:y="12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10.141cm" svg:y="12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5.54cm" svg:y="12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16.844cm" svg:y="1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12.341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556cm" svg:height="3.556cm" svg:x="7.74cm" svg:y="1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319cm" svg:height="0.346cm" draw:transform="rotate (1.0471975511966) translate (16.337cm 6.661cm)">
          <text:p/>
          <draw:enhanced-geometry svg:viewBox="0 0 21600 21600" draw:text-areas="0 ?f0 ?f5 ?f2" draw:type="right-arrow" draw:modifiers="20150 9112.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.319cm" svg:height="0.346cm" draw:transform="rotate (-1.0471975511966) translate (18.842cm 2.945cm)">
          <text:p/>
          <draw:enhanced-geometry svg:viewBox="0 0 21600 21600" draw:text-areas="0 ?f0 ?f5 ?f2" draw:type="right-arrow" draw:modifiers="20150 9112.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irao</meta:initial-creator>
    <meta:creation-date>2014-11-03T09:40:52</meta:creation-date>
    <dc:date>2014-11-13T09:58:31.783736105</dc:date>
    <meta:editing-duration>PT45M49S</meta:editing-duration>
    <meta:editing-cycles>3</meta:editing-cycles>
    <meta:generator>LibreOffice/4.2.7.2$Linux_X86_64 LibreOffice_project/420m0$Build-2</meta:generator>
    <meta:document-statistic meta:object-count="70"/>
  </office:meta>
</office:document-meta>
</file>